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8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able-cell-properties fo:background-color="#e6e64c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2" table:number-rows-spanned="1">
            <text:p>Lista de partes del balun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Qty </text:p>
          </table:table-cell>
          <table:table-cell table:style-name="ce2" office:value-type="string">
            <text:p>Qty Avail@Lab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Codigo RS</text:p>
          </table:table-cell>
          <table:table-cell office:value-type="string">
            <text:p>Descripción</text:p>
          </table:table-cell>
          <table:table-cell table:style-name="ce3"/>
          <table:table-cell table:style-name="ce3" office:value-type="string">
            <text:p>28/08/2014</text:p>
          </table:table-cell>
        </table:table-row>
        <table:table-row table:style-name="ro2">
          <table:table-cell office:value-type="string">
            <text:p><text:s/>H11891CT-ND</text:p>
          </table:table-cell>
          <table:table-cell office:value-type="string">
            <text:p>557-981</text:p>
          </table:table-cell>
          <table:table-cell office:value-type="string">
            <text:p>Conector U.FL SMT</text:p>
          </table:table-cell>
          <table:table-cell office:value-type="float" office:value="1">
            <text:p>1</text:p>
          </table:table-cell>
          <table:table-cell table:style-name="ce4" office:value-type="float" office:value="8">
            <text:p>8</text:p>
          </table:table-cell>
        </table:table-row>
        <table:table-row table:style-name="ro2">
          <table:table-cell office:value-type="string">
            <text:p>490-6578-1-ND</text:p>
          </table:table-cell>
          <table:table-cell office:value-type="string">
            <text:p>725-4942</text:p>
          </table:table-cell>
          <table:table-cell office:value-type="string">
            <text:p>Inductor 22nH / 060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office:value-type="string">
            <text:p><text:s/>490-5872-1-ND</text:p>
          </table:table-cell>
          <table:table-cell office:value-type="string">
            <text:p>723-5414</text:p>
          </table:table-cell>
          <table:table-cell office:value-type="string">
            <text:p>Condensador 3pF SMT</text:p>
          </table:table-cell>
          <table:table-cell office:value-type="float" office:value="4">
            <text:p>4</text:p>
          </table:table-cell>
          <table:table-cell table:style-name="ce4" office:value-type="float" office:value="500">
            <text:p>500</text:p>
          </table:table-cell>
        </table:table-row>
        <table:table-row table:style-name="ro2">
          <table:table-cell table:number-columns-repeated="2"/>
          <table:table-cell office:value-type="string">
            <text:p>Adapater cable <text:s text:c="2"/>U.FL SMT to SMA-N</text:p>
          </table:table-cell>
          <table:table-cell office:value-type="float" office:value="1">
            <text:p>1</text:p>
          </table:table-cell>
          <table:table-cell table:style-name="ce4" office:value-type="float" office:value="8">
            <text:p>8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57:01.27</meta:creation-date>
    <dc:date>2014-09-01T17:34:43</dc:date>
    <meta:editing-duration>PT2H3M23S</meta:editing-duration>
    <meta:editing-cycles>13</meta:editing-cycles>
    <meta:generator>LibreOffice/3.5$Linux_X86_64 LibreOffice_project/350m1$Build-2</meta:generator>
    <meta:document-statistic meta:table-count="3" meta:cell-count="25" meta:object-count="0"/>
  </office:meta>
</office:document-meta>
</file>